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6: Продвинутые темы</text:h>
      <text:h text:style-name="P1" text:outline-level="4">1. Стилизация форм</text:h>
      <text:p text:style-name="P2"><text:span text:style-name="Strong_20_Emphasis">Кастомизация элементов форм:</text:span> CSS позволяет кастомизировать стандартные элементы форм (input, select, textarea и др.), изменяя их внешний вид, фон, рамки, цвета и т.д. Это помогает создать более согласованный дизайн для элементов управления формой.</text:p>
      <text:p text:style-name="P2"><text:span text:style-name="Strong_20_Emphasis">Псевдоклассы для форм:</text:span> CSS предоставляет псевдоклассы, которые могут применяться к элементам форм для изменения их стилей в зависимости от их состояния (например, :checked, :disabled, :valid).</text:p>
      <text:h text:style-name="P1" text:outline-level="4">2. CSS-препроцессоры</text:h>
      <text:p text:style-name="P2"><text:span text:style-name="Strong_20_Emphasis">Sass, LESS, Stylus:</text:span> CSS-препроцессоры позволяют разработчикам использовать более мощные инструменты для написания CSS, добавляя переменные, вложенные стили, миксины, операторы и многое другое. Это упрощает процесс написания и поддержки стилей.</text:p>
      <text:p text:style-name="P2"><text:span text:style-name="Strong_20_Emphasis">Переменные, миксины, наследование:</text:span> С помощью CSS-препроцессоров можно определять переменные для значений, использовать миксины для повторяющихся стилей и использовать наследование для создания более модульного и гибкого кода стилей.</text:p>
      <text:h text:style-name="P1" text:outline-level="4">3. Лучшие практики и оптимизация</text:h>
      <text:p text:style-name="P2"><text:span text:style-name="Strong_20_Emphasis">Улучшение производительности CSS:</text:span> Оптимизация CSS кода может улучшить скорость загрузки и производительность веб-страниц. Это может включать в себя минификацию и сжатие CSS файлов, избегание избыточных стилей и использование правильных селекторов.</text:p>
      <text:p text:style-name="P2"><text:span text:style-name="Strong_20_Emphasis">Семантическое использование CSS классов:</text:span> Правильное и семантическое использование классов в CSS помогает улучшить читаемость кода, облегчает его поддержку и содействует лучшей структуре веб-страницы.</text:p>
      <text:p text:style-name="P2">Эта часть учебника позволяет углубиться в более продвинутые концепции CSS, включая стилизацию форм, использование CSS-препроцессоров и лучшие практики оптимизации кода для улучшения производительности и эффективности веб-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16:41:26.08</dc:date>
    <meta:document-statistic meta:table-count="0" meta:image-count="0" meta:object-count="0" meta:page-count="1" meta:paragraph-count="11" meta:word-count="207" meta:character-count="1688"/>
    <dc:creator>Dima Wide</dc:creator>
    <meta:user-defined meta:name="Info 1"/>
    <meta:user-defined meta:name="Info 2"/>
    <meta:user-defined meta:name="Info 3"/>
    <meta:user-defined meta:name="Info 4"/>
  </office:meta>
</office:document-meta>
</file>